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40pt" style:text-underline-style="none" fo:font-weight="bold" officeooo:rsid="00acb4ed" officeooo:paragraph-rsid="00acb4e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acb4ed" officeooo:paragraph-rsid="00acb4ed" style:font-size-asian="26pt" style:font-weight-asian="bold" style:font-size-complex="26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text-underline-style="none" fo:font-weight="bold" officeooo:rsid="00ba3087" officeooo:paragraph-rsid="00ba3087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text-underline-style="none" fo:font-weight="bold" officeooo:rsid="00bbe270" officeooo:paragraph-rsid="00bbe27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text-underline-style="none" fo:font-weight="bold" officeooo:rsid="00bed5d6" officeooo:paragraph-rsid="00bed5d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acb4ed" officeooo:paragraph-rsid="00acb4e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fo:font-size="14pt" style:text-underline-style="none" fo:font-weight="bold" officeooo:rsid="00bed5d6" officeooo:paragraph-rsid="00c21d99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fo:font-size="14pt" style:text-underline-style="none" fo:font-weight="bold" officeooo:rsid="00bbe270" officeooo:paragraph-rsid="00c21d99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fo:font-size="14pt" style:text-underline-style="none" fo:font-weight="bold" officeooo:rsid="00ba3087" officeooo:paragraph-rsid="00c27c97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officeooo:paragraph-rsid="00c15205"/>
    </style:style>
    <style:style style:name="P12" style:family="paragraph" style:parent-style-name="Table_20_Contents">
      <style:paragraph-properties fo:line-height="150%" fo:text-align="center" style:justify-single-word="false"/>
      <style:text-properties officeooo:paragraph-rsid="00c21d99"/>
    </style:style>
    <style:style style:name="P13" style:family="paragraph" style:parent-style-name="Table_20_Contents">
      <style:paragraph-properties fo:line-height="150%" fo:text-align="center" style:justify-single-word="false"/>
      <style:text-properties officeooo:paragraph-rsid="00c27c97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officeooo:rsid="00c15205" style:font-size-asian="10pt" style:font-size-complex="10pt"/>
    </style:style>
    <style:style style:name="T4" style:family="text">
      <style:text-properties fo:font-size="10pt" style:text-underline-style="none" fo:font-weight="bold" officeooo:rsid="00c15205" style:font-size-asian="10pt" style:font-weight-asian="bold" style:font-size-complex="10pt" style:font-weight-complex="bold"/>
    </style:style>
    <style:style style:name="T5" style:family="text">
      <style:text-properties fo:font-size="10pt" style:text-underline-style="none" fo:font-weight="bold" officeooo:rsid="00c21d99" style:font-size-asian="10pt" style:font-weight-asian="bold" style:font-size-complex="10pt" style:font-weight-complex="bold"/>
    </style:style>
    <style:style style:name="T6" style:family="text">
      <style:text-properties fo:font-size="10pt" style:text-underline-style="none" fo:font-weight="bold" officeooo:rsid="00c27c97" style:font-size-asian="10pt" style:font-weight-asian="bold" style:font-size-complex="10pt" style:font-weight-complex="bold"/>
    </style:style>
    <style:style style:name="fr1" style:family="graphic" style:parent-style-name="Frame">
      <style:graphic-properties style:vertical-pos="top" style:vertical-rel="baseli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name" text:name="py3o.o.name"/>
        <text:user-field-decl office:value-type="string" office:string-value="o.department_id.name" text:name="py3o.o.department_id.name"/>
        <text:user-field-decl office:value-type="string" office:string-value="o.job_id.name" text:name="py3o.o.job_id.name"/>
        <text:user-field-decl office:value-type="string" office:string-value="o.work_email" text:name="py3o.o.work_email"/>
        <text:user-field-decl office:value-type="string" office:string-value="o.work_phone" text:name="py3o.o.work_phone"/>
        <text:user-field-decl office:value-type="string" office:string-value="o.country_id.name" text:name="py3o.o.country_id.name"/>
      </text:user-field-decls>
      <text:p text:style-name="P2"><draw:frame draw:style-name="fr1" draw:name="py3o.image(o.image_1920, 'png', width='2cm', height='3cm', isb64=True)" text:anchor-type="as-char" svg:width="2cm" draw:z-index="0"><draw:text-box fo:min-height="2.275cm"><text:p text:style-name="Frame_20_contents"/></draw:text-box></draw:frame></text:p>
      <text:p text:style-name="P3"><text:user-field-get text:name="py3o.o.name">o.name</text:user-field-get></text:p>
      <text:p text:style-name="P7"/>
      <text:p text:style-name="P13"><text:a xlink:type="simple" xlink:href="py3o://if=%22o.department_id%22" text:style-name="Internet_20_link" text:visited-style-name="Visited_20_Internet_20_Link"><text:span text:style-name="T6">if="o.department_id"</text:span></text:a></text:p>
      <text:p text:style-name="P4"><text:span text:style-name="T1">Department:</text:span> <text:span text:style-name="T2"><text:user-field-get text:name="py3o.o.department_id.name">o.department_id.name</text:user-field-get></text:span></text:p>
      <text:p text:style-name="P10"><text:a xlink:type="simple" xlink:href="py3o:///if" text:style-name="Internet_20_link" text:visited-style-name="Visited_20_Internet_20_Link"><text:span text:style-name="T3">/if</text:span></text:a></text:p>
      <text:p text:style-name="P12"><text:a xlink:type="simple" xlink:href="py3o://if=%22o.job_id%22" text:style-name="Internet_20_link" text:visited-style-name="Visited_20_Internet_20_Link"><text:span text:style-name="T5">if="o.job_id"</text:span></text:a></text:p>
      <text:p text:style-name="P5"><text:span text:style-name="T1">Job:</text:span> <text:span text:style-name="T2"><text:user-field-get text:name="py3o.o.job_id.name">o.job_id.name</text:user-field-get></text:span></text:p>
      <text:p text:style-name="P9"><text:a xlink:type="simple" xlink:href="py3o:///if" text:style-name="Internet_20_link" text:visited-style-name="Visited_20_Internet_20_Link"><text:span text:style-name="T3">/if</text:span></text:a></text:p>
      <text:p text:style-name="P12"><text:a xlink:type="simple" xlink:href="py3o://if=%22o.work_email%22" text:style-name="Internet_20_link" text:visited-style-name="Visited_20_Internet_20_Link"><text:span text:style-name="T5">if="o.work_email"</text:span></text:a></text:p>
      <text:p text:style-name="P6"><text:span text:style-name="T1">Work email:</text:span><text:span text:style-name="T2"> </text:span><text:span text:style-name="T2"><text:user-field-get text:name="py3o.o.work_email">o.work_email</text:user-field-get></text:span></text:p>
      <text:p text:style-name="P8"><text:a xlink:type="simple" xlink:href="py3o:///if" text:style-name="Internet_20_link" text:visited-style-name="Visited_20_Internet_20_Link"><text:span text:style-name="T3">/if</text:span></text:a></text:p>
      <text:p text:style-name="P12"><text:soft-page-break/><text:a xlink:type="simple" xlink:href="py3o://if=%22o.work_phone%22" text:style-name="Internet_20_link" text:visited-style-name="Visited_20_Internet_20_Link"><text:span text:style-name="T5">if="o.work_phone"</text:span></text:a></text:p>
      <text:p text:style-name="P6"><text:span text:style-name="T1">Work Phone:</text:span><text:span text:style-name="T2"> </text:span><text:span text:style-name="T2"><text:user-field-get text:name="py3o.o.work_phone">o.work_phone</text:user-field-get></text:span></text:p>
      <text:p text:style-name="P8"><text:a xlink:type="simple" xlink:href="py3o:///if" text:style-name="Internet_20_link" text:visited-style-name="Visited_20_Internet_20_Link"><text:span text:style-name="T3">/if</text:span></text:a></text:p>
      <text:p text:style-name="P11"><text:a xlink:type="simple" xlink:href="py3o://if=%22o.country_id%22" text:style-name="Internet_20_link" text:visited-style-name="Visited_20_Internet_20_Link"><text:span text:style-name="T4">if="o.country_id"</text:span></text:a></text:p>
      <text:p text:style-name="P6"><text:span text:style-name="T1">Nationality (Country):</text:span><text:span text:style-name="T2"> </text:span><text:span text:style-name="T2"><text:user-field-get text:name="py3o.o.country_id.name">o.country_id.name</text:user-field-get></text:span></text:p>
      <text:p text:style-name="P11"><text:a xlink:type="simple" xlink:href="py3o:///if" text:style-name="Internet_20_link" text:visited-style-name="Visited_20_Internet_20_Link"><text:span text:style-name="T4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0.5cm" fo:page-height="14.8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Logo" text:anchor-type="paragraph" svg:y="-1.619cm" svg:width="4.937cm" svg:height="2.087cm" draw:z-index="2"><draw:image xlink:href="Pictures/10000201000001AA000000B4FB0793EC51971BC2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9-11-16T22:24:49.473656522</dc:date>
    <meta:editing-duration>P2DT8H18M19S</meta:editing-duration>
    <meta:editing-cycles>164</meta:editing-cycles>
    <meta:document-statistic meta:table-count="0" meta:image-count="1" meta:object-count="0" meta:page-count="2" meta:paragraph-count="17" meta:word-count="24" meta:character-count="243" meta:non-whitespace-character-count="235"/>
  </office:meta>
</office:document-meta>
</file>